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2.95pt" svg:y="915.39pt">
            <loext:p draw:notify-on-update-of-ranges="Sheet1.A73:Sheet1.A77 Sheet1.A72:Sheet1.B72 Sheet1.B73:Sheet1.B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date" office:date-value="2016-10-12" calcext:value-type="date">
            <text:p>2016-10-12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 office:value-type="string" calcext:value-type="string">
            <text:p>number of interesting rules given parameter valu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 is number of row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is is number of item-se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’ is number of interesting item-se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’’ is number of ru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’’’ is number of interesting rul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>
          <table:table-cell office:value-type="float" office:value="2.71828" calcext:value-type="float">
            <text:p>2.71828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support/confidence adjustments for A, B, 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_conf</text:p>
          </table:table-cell>
          <table:table-cell office:value-type="string" calcext:value-type="string">
            <text:p>M-m (effective), is &lt;= 1</text:p>
          </table:table-cell>
          <table:table-cell office:value-type="string" calcext:value-type="string">
            <text:p>1-min_conf (effective), is &lt;= 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formula="of:=([.B16]-[.A16])*4" office:value-type="float" office:value="0.8" calcext:value-type="float">
            <text:p>0.8</text:p>
          </table:table-cell>
          <table:table-cell table:formula="of:=(1-[.C16])*1.25" office:value-type="float" office:value="0.9375" calcext:value-type="float">
            <text:p>0.93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ffective M-m or 1-min_conf could be made to be non-fixed by introduc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io of an integral with moveable left and right endpoints to overall integra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subbotin cdf for utilization spacing in normalized sp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mu</text:p>
          </table:table-cell>
          <table:table-cell table:number-columns-repeated="9"/>
        </table:table-row>
        <table:table-row table:style-name="ro1">
          <table:table-cell table:formula="of:=[.C23]*SQRT(GAMMA(1/[.B23])/GAMMA(3/[.B23]))" office:value-type="float" office:value="1.01618281550267" calcext:value-type="float">
            <text:p>1.0161828155</text:p>
          </table:table-cell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table:formula="of:=[.C23]^2" office:value-type="float" office:value="0.3249" calcext:value-type="float">
            <text:p>0.324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ote: goal is to suppress num. item-sets for small K; curve is concave up and under linear curve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range settings for utilization spac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n. K</text:p>
          </table:table-cell>
          <table:table-cell office:value-type="string" calcext:value-type="string">
            <text:p>max. K</text:p>
          </table:table-cell>
          <table:table-cell office:value-type="string" calcext:value-type="string">
            <text:p>incomplete gamma for utilization</text:p>
          </table:table-cell>
          <table:table-cell office:value-type="string" calcext:value-type="string">
            <text:p>max. raw util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, C, D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EXP(GAMMALN(1/[.A23])*COM.MICROSOFT.GAMMA.DIST((ABS(1-[.E23])/[.D23])^[.A23];1/[.A23];1;1))" office:value-type="float" office:value="1" calcext:value-type="float">
            <text:p>1</text:p>
          </table:table-cell>
          <table:table-cell table:style-name="ce4" table:formula="of:=(0.5+IF(1-[.E23]&gt;0;1;-1)*[.D29]/(2*GAMMA(1/[.B23])))" office:value-type="float" office:value="0.433633677213559" calcext:value-type="float">
            <text:p>0.4336336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EXP(GAMMALN(1/[.A23])*COM.MICROSOFT.GAMMA.DIST((ABS(1-[.E23])/[.D23])^[.A23];1/[.A23];1;1))" office:value-type="float" office:value="1" calcext:value-type="float">
            <text:p>1</text:p>
          </table:table-cell>
          <table:table-cell table:style-name="ce4" table:formula="of:=(0.5+IF(1-[.E23]&gt;0;1;-1)*[.D30]/(2*GAMMA(1/[.B23])))" office:value-type="float" office:value="0.433633677213559" calcext:value-type="float">
            <text:p>0.433633677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k-completeness’ effects on num. item-sets</text:p>
          </table:table-cell>
          <table:table-cell table:number-columns-repeated="7"/>
          <table:table-cell table:style-name="ce5" office:value-type="string" calcext:value-type="string">
            <text:p>NOT US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_intervals</text:p>
          </table:table-cell>
          <table:table-cell office:value-type="string" calcext:value-type="string">
            <text:p>num_intervals_cat</text:p>
          </table:table-cell>
          <table:table-cell office:value-type="string" calcext:value-type="string">
            <text:p>rough dense utilization for k = 1.5 (fudge factor)</text:p>
          </table:table-cell>
          <table:table-cell office:value-type="string" calcext:value-type="string">
            <text:p>rough dense utilization for k = 5 (fudge factor)</text:p>
          </table:table-cell>
          <table:table-cell office:value-type="string" calcext:value-type="string">
            <text:p>rough dense utilization, scaled</text:p>
          </table:table-cell>
          <table:table-cell office:value-type="string" calcext:value-type="string">
            <text:p>normalized utilization</text:p>
          </table:table-cell>
          <table:table-cell office:value-type="string" calcext:value-type="string">
            <text:p>incomplete gamma for utilization</text:p>
          </table:table-cell>
          <table:table-cell office:value-type="string" calcext:value-type="string">
            <text:p>rough dense utilization, scaled and spaced</text:p>
          </table:table-cell>
          <table:table-cell office:value-type="string" calcext:value-type="string">
            <text:p>num. item-sets (n_is; can be less than one)</text:p>
          </table:table-cell>
          <table:table-cell/>
        </table:table-row>
        <table:table-row table:style-name="ro1">
          <table:table-cell office:value-type="string" calcext:value-type="string">
            <text:p>A, C, D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2*[.C34]/([.D34]*([.B34]-1)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9" calcext:value-type="float">
            <text:p>0.09</text:p>
          </table:table-cell>
          <table:table-cell table:formula="of:=[.G34]+([.H34]-[.G34])/(5-1.5)*([.B34]-1.5)" office:value-type="float" office:value="0.0295" calcext:value-type="float">
            <text:p>0.0295</text:p>
          </table:table-cell>
          <table:table-cell table:formula="of:=([.B34]-[.B29])/([.C29]-[.B29])" office:value-type="float" office:value="0" calcext:value-type="float">
            <text:p>0</text:p>
          </table:table-cell>
          <table:table-cell table:formula="of:=EXP(GAMMALN(1/[.B23])*COM.MICROSOFT.GAMMA.DIST((ABS([.J34]-[.E23])/[.A23])^[.B23];1/[.B23];1;1))" office:value-type="float" office:value="6.98534639289468" calcext:value-type="float">
            <text:p>6.9853463929</text:p>
          </table:table-cell>
          <table:table-cell table:style-name="ce4" table:formula="of:=(0.5+IF([.J34]-[.E23]&gt;0;1;-1)*[.K34]/(2*GAMMA(1/[.B23])))/[.E29]*([.H34]-[.G34])+[.G34]" office:value-type="float" office:value="0.0345796306418219" calcext:value-type="float">
            <text:p>0.0345796306</text:p>
          </table:table-cell>
          <table:table-cell table:formula="of:=([.E34]*[.L34])^5*([.F34]*[.L34])^2" office:value-type="float" office:value="14.7802731212327" calcext:value-type="float">
            <text:p>14.780273121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2*[.C35]/([.D35]*([.B35]-1))"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formula="of:=[.G35]+([.H35]-[.G35])/(5-1.5)*([.B35]-1.5)" office:value-type="float" office:value="0.007" calcext:value-type="float">
            <text:p>0.007</text:p>
          </table:table-cell>
          <table:table-cell table:formula="of:=([.B35]-[.B30])/([.C30]-[.B30])" office:value-type="float" office:value="0" calcext:value-type="float">
            <text:p>0</text:p>
          </table:table-cell>
          <table:table-cell table:formula="of:=EXP(GAMMALN(1/[.B23])*COM.MICROSOFT.GAMMA.DIST((ABS([.J35]-[.E23])/[.A23])^[.B23];1/[.B23];1;1))" office:value-type="float" office:value="6.98534639289468" calcext:value-type="float">
            <text:p>6.9853463929</text:p>
          </table:table-cell>
          <table:table-cell table:style-name="ce4" table:formula="of:=(0.5+IF([.J35]-[.E23]&gt;0;1;-1)*[.K35]/(2*GAMMA(1/[.B23])))/[.E30]*([.H35]-[.G35])+[.G35]" office:value-type="float" office:value="0.00708396083705491" calcext:value-type="float">
            <text:p>0.0070839608</text:p>
          </table:table-cell>
          <table:table-cell table:formula="of:=([.E35]*[.L35])^30*([.F35]*[.L35])^15" office:value-type="float" office:value="0.00123456624164649" calcext:value-type="float">
            <text:p>0.0012345662</text:p>
          </table:table-cell>
          <table:table-cell/>
        </table:table-row>
        <table:table-row table:style-name="ro1">
          <table:table-cell table:number-columns-repeated="11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note: k-completeness effects don’t work as predicted if value num_intervals decreases by (num_intervals_reduction_factor) ^ n</text:p>
          </table:table-cell>
          <table:table-cell table:number-columns-repeated="10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is slower than (utilization) ^ (n + num_intervals_cat) increases by</text:p>
          </table:table-cell>
          <table:table-cell table:number-columns-repeated="10"/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subbotin distribution for p-factor for phase ii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(we assume that r &gt;= 1)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variance</text:p>
          </table:table-cell>
          <table:table-cell table:style-name="ce4" office:value-type="string" calcext:value-type="string">
            <text:p>mu</text:p>
          </table:table-cell>
          <table:table-cell table:number-columns-repeated="9"/>
        </table:table-row>
        <table:table-row table:style-name="ro1">
          <table:table-cell table:formula="of:=[.C43]*SQRT(GAMMA(1/[.B43])/GAMMA(3/[.B43]))" office:value-type="float" office:value="1.01618281550267" calcext:value-type="float">
            <text:p>1.0161828155</text:p>
          </table:table-cell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table:formula="of:=[.C43]^2" office:value-type="float" office:value="0.3249" calcext:value-type="float">
            <text:p>0.324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subbotin reverse cdf for r_eff pass-through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mu</text:p>
          </table:table-cell>
          <table:table-cell table:number-columns-repeated="8"/>
          <table:table-cell table:style-name="ce4"/>
        </table:table-row>
        <table:table-row table:style-name="ro1">
          <table:table-cell table:formula="of:=[.C49]*SQRT(GAMMA(1/[.B49])/GAMMA(3/[.B49]))" office:value-type="float" office:value="1.01618281550267" calcext:value-type="float">
            <text:p>1.0161828155</text:p>
          </table:table-cell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table:formula="of:=[.C49]^2" office:value-type="float" office:value="0.3249" calcext:value-type="float">
            <text:p>0.324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/>
          <table:table-cell table:style-name="ce4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3"/>
          <table:table-cell table:style-name="ce4"/>
          <table:table-cell table:number-columns-repeated="8"/>
          <table:table-cell table:style-name="ce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3"/>
          <table:table-cell table:style-name="ce4"/>
          <table:table-cell table:number-columns-repeated="8"/>
          <table:table-cell table:style-name="ce4"/>
        </table:table-row>
        <table:table-row table:style-name="ro1">
          <table:table-cell table:number-columns-repeated="13"/>
          <table:table-cell table:style-name="ce4"/>
        </table:table-row>
        <table:table-row table:style-name="ro1">
          <table:table-cell table:style-name="ce3" office:value-type="string" calcext:value-type="string">
            <text:p>expected num. interesting rules based on p, r, n_is, sigma</text:p>
          </table:table-cell>
          <table:table-cell table:number-columns-repeated="6"/>
          <table:table-cell table:style-name="ce5" office:value-type="string" calcext:value-type="string">
            <text:p>LOGISTIC</text:p>
          </table:table-cell>
          <table:table-cell table:number-columns-repeated="5"/>
          <table:table-cell table:style-name="ce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_ef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complete gamma for r_eff</text:p>
          </table:table-cell>
          <table:table-cell office:value-type="string" calcext:value-type="string">
            <text:p>r_eff (can’t be less than one)</text:p>
          </table:table-cell>
          <table:table-cell office:value-type="string" calcext:value-type="string">
            <text:p>n’ / n_eff (can’t be greater than one)</text:p>
          </table:table-cell>
          <table:table-cell office:value-type="string" calcext:value-type="string">
            <text:p>n’</text:p>
          </table:table-cell>
          <table:table-cell office:value-type="string" calcext:value-type="string">
            <text:p>n’’</text:p>
          </table:table-cell>
          <table:table-cell office:value-type="string" calcext:value-type="string">
            <text:p>p-factor (subbotin scaled)</text:p>
          </table:table-cell>
          <table:table-cell office:value-type="string" calcext:value-type="string">
            <text:p>n’’’ / n’’</text:p>
          </table:table-cell>
          <table:table-cell office:value-type="string" calcext:value-type="string">
            <text:p>n’’’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0000" calcext:value-type="float">
            <text:p>500000</text:p>
          </table:table-cell>
          <table:table-cell table:formula="of:=[.M34]" office:value-type="float" office:value="14.7802731212327" calcext:value-type="float">
            <text:p>14.7802731212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table:formula="of:=EXP(GAMMALN(1/[.B49])*COM.MICROSOFT.GAMMA.DIST((ABS([.E55]-[.E49])/[.A49])^[.B49];1/[.B49];1;1))" office:value-type="float" office:value="1.23493619673697" calcext:value-type="float">
            <text:p>1.2349361967</text:p>
          </table:table-cell>
          <table:table-cell table:style-name="ce4" table:formula="of:=1/(1-(0.5+IF([.E55]-[.E49]&gt;0;1;-1)*[.F55]/(2*GAMMA(1/[.B49]))))*[.A51]" office:value-type="float" office:value="2.51171039673966" calcext:value-type="float">
            <text:p>2.5117103967</text:p>
          </table:table-cell>
          <table:table-cell table:style-name="ce4" table:formula="of:=1 / (1 + [.A12]^(-1*((2/([.E55]))^(LOG([.C55];2)-6))))" office:value-type="float" office:value="0.570159725583515" calcext:value-type="float">
            <text:p>0.5701597256</text:p>
          </table:table-cell>
          <table:table-cell table:formula="of:=[.H55]*[.C55]*[.D16]*[.E16]" office:value-type="float" office:value="6.32033735013858" calcext:value-type="float">
            <text:p>6.3203373501</text:p>
          </table:table-cell>
          <table:table-cell table:formula="of:=[.I55]*3^([.D55])" office:value-type="float" office:value="13822.5777847531" calcext:value-type="float">
            <text:p>13822.5777847531</text:p>
          </table:table-cell>
          <table:table-cell table:formula="of:=[.A45]*[.B43]/(2*[.A43]*GAMMA(1/[.B43]))*[.A12]^(-1 * (ABS([.E55]-[.E43])/[.A43])^[.B43])" office:value-type="float" office:value="2.61237726874706" calcext:value-type="float">
            <text:p>2.6123772687</text:p>
          </table:table-cell>
          <table:table-cell table:style-name="ce4" table:formula="of:=((2/([.G55]))^[.D55]+MAX(LOG([.J55];[.G55]); 0))/(2^[.D55]/[.K55])" office:value-type="float" office:value="0.215423695334814" calcext:value-type="float">
            <text:p>0.2154236953</text:p>
          </table:table-cell>
          <table:table-cell table:style-name="ce7" table:formula="of:=[.L55]*[.J55]" office:value-type="float" office:value="2977.71078544442" calcext:value-type="float">
            <text:p>2977.710785444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0000" calcext:value-type="float">
            <text:p>150000</text:p>
          </table:table-cell>
          <table:table-cell table:formula="of:=[.M35]" office:value-type="float" office:value="0.00123456624164649" calcext:value-type="float">
            <text:p>0.0012345662</text:p>
          </table:table-cell>
          <table:table-cell office:value-type="float" office:value="45" calcext:value-type="float">
            <text:p>45</text:p>
          </table:table-cell>
          <table:table-cell office:value-type="float" office:value="2.35" calcext:value-type="float">
            <text:p>2.35</text:p>
          </table:table-cell>
          <table:table-cell table:formula="of:=EXP(GAMMALN(1/[.B49])*COM.MICROSOFT.GAMMA.DIST((ABS([.E56]-[.E49])/[.A49])^[.B49];1/[.B49];1;1))" office:value-type="float" office:value="7.53392599371333" calcext:value-type="float">
            <text:p>7.5339259937</text:p>
          </table:table-cell>
          <table:table-cell table:style-name="ce4" table:formula="of:=1/(1-(0.5+IF([.E56]-[.E49]&gt;0;1;-1)*[.F56]/(2*GAMMA(1/[.B49]))))*[.A51]" office:value-type="float" office:value="1013854.01525444" calcext:value-type="float">
            <text:p>1013854.01525444</text:p>
          </table:table-cell>
          <table:table-cell table:style-name="ce4" table:formula="of:=1 / (1 + [.A12]^(-1*((2/([.E56]))^(LOG([.C56];2)-6))))" office:value-type="float" office:value="0.999996274149644" calcext:value-type="float">
            <text:p>0.9999962741</text:p>
          </table:table-cell>
          <table:table-cell table:formula="of:=[.H56]*[.M35]*[.D16]*[.E16]" office:value-type="float" office:value="0.000925921231378063" calcext:value-type="float">
            <text:p>0.0009259212</text:p>
          </table:table-cell>
          <table:table-cell table:formula="of:=[.I56]*3^([.D56])" office:value-type="float" office:value="2.73546085912541E+018" calcext:value-type="float">
            <text:p>2.73546085912541E+018</text:p>
          </table:table-cell>
          <table:table-cell table:formula="of:=[.A45]*[.B43]/(2*[.A43]*GAMMA(1/[.B43]))*[.A12]^(-1 * (ABS([.E56]-[.E43])/[.A43])^[.B43])" office:value-type="float" office:value="0.000159655084346889" calcext:value-type="float">
            <text:p>0.0001596551</text:p>
          </table:table-cell>
          <table:table-cell table:style-name="ce4" table:formula="of:=((2/([.G56]))^[.D56]+MAX(LOG([.J56];[.G56]); 0))/(2^[.D56]/[.K56])" office:value-type="float" office:value="1.39296553784876E-017" calcext:value-type="float">
            <text:p>1.39296553784876E-17</text:p>
          </table:table-cell>
          <table:table-cell table:style-name="ce8" table:formula="of:=[.L56]*[.J56]" office:value-type="float" office:value="38.1040270689584" calcext:value-type="float">
            <text:p>38.104027069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00" calcext:value-type="float">
            <text:p>500000</text:p>
          </table:table-cell>
          <table:table-cell table:formula="of:=[.M34]" office:value-type="float" office:value="14.7802731212327" calcext:value-type="float">
            <text:p>14.78027312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EXP(GAMMALN(1/[.B49])*COM.MICROSOFT.GAMMA.DIST((ABS([.E57]-[.E49])/[.A49])^[.B49];1/[.B49];1;1))" office:value-type="float" office:value="6.98534639289468" calcext:value-type="float">
            <text:p>6.9853463929</text:p>
          </table:table-cell>
          <table:table-cell table:style-name="ce4" table:formula="of:=1/(1-(0.5+IF([.E57]-[.E49]&gt;0;1;-1)*[.F57]/(2*GAMMA(1/[.B49]))))*[.A51]" office:value-type="float" office:value="28.8396201556936" calcext:value-type="float">
            <text:p>28.8396201557</text:p>
          </table:table-cell>
          <table:table-cell table:style-name="ce4" table:formula="of:=1 / (1 + [.A12]^(-1*((2/([.E57]))^(LOG([.C57];2)-6))))" office:value-type="float" office:value="0.731058446378433" calcext:value-type="float">
            <text:p>0.7310584464</text:p>
          </table:table-cell>
          <table:table-cell table:formula="of:=[.H57]*[.C57]*[.D16]*[.E16]" office:value-type="float" office:value="8.10393262879297" calcext:value-type="float">
            <text:p>8.1039326288</text:p>
          </table:table-cell>
          <table:table-cell table:formula="of:=[.I57]*3^([.D57])" office:value-type="float" office:value="17723.3006591702" calcext:value-type="float">
            <text:p>17723.3006591702</text:p>
          </table:table-cell>
          <table:table-cell table:formula="of:=[.A45]*[.B43]/(2*[.A43]*GAMMA(1/[.B43]))*[.A12]^(-1 * (ABS([.E57]-[.E43])/[.A43])^[.B43])" office:value-type="float" office:value="1.08413532499311" calcext:value-type="float">
            <text:p>1.084135325</text:p>
          </table:table-cell>
          <table:table-cell table:style-name="ce4" table:formula="of:=((2/([.G57]))^[.D57]+MAX(LOG([.J57];[.G57]); 0))/(2^[.D57]/[.K57])" office:value-type="float" office:value="0.0246469943821562" calcext:value-type="float">
            <text:p>0.0246469944</text:p>
          </table:table-cell>
          <table:table-cell table:style-name="ce8" table:formula="of:=[.J57]*[.L57]" office:value-type="float" office:value="436.826091779834" calcext:value-type="float">
            <text:p>436.826091779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0000" calcext:value-type="float">
            <text:p>500000</text:p>
          </table:table-cell>
          <table:table-cell table:formula="of:=[.M34]" office:value-type="float" office:value="14.7802731212327" calcext:value-type="float">
            <text:p>14.780273121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EXP(GAMMALN(1/[.B49])*COM.MICROSOFT.GAMMA.DIST((ABS([.E58]-[.E49])/[.A49])^[.B49];1/[.B49];1;1))" office:value-type="float" office:value="2.87109689024528" calcext:value-type="float">
            <text:p>2.8710968902</text:p>
          </table:table-cell>
          <table:table-cell table:style-name="ce4" table:formula="of:=1/(1-(0.5+IF([.E58]-[.E49]&gt;0;1;-1)*[.F58]/(2*GAMMA(1/[.B49]))))*[.A51]" office:value-type="float" office:value="3.39305259908323" calcext:value-type="float">
            <text:p>3.3930525991</text:p>
          </table:table-cell>
          <table:table-cell table:style-name="ce4" table:formula="of:=1 / (1 + [.A12]^(-1*((2/([.E58]))^(LOG([.C58];2)-6))))" office:value-type="float" office:value="0.632809528932728" calcext:value-type="float">
            <text:p>0.6328095289</text:p>
          </table:table-cell>
          <table:table-cell table:formula="of:=[.H58]*[.C58]*[.D16]*[.E16]" office:value-type="float" office:value="7.01482325350825" calcext:value-type="float">
            <text:p>7.0148232535</text:p>
          </table:table-cell>
          <table:table-cell table:formula="of:=[.I58]*3^([.D58])" office:value-type="float" office:value="15341.4184554225" calcext:value-type="float">
            <text:p>15341.4184554225</text:p>
          </table:table-cell>
          <table:table-cell table:formula="of:=[.A45]*[.B43]/(2*[.A43]*GAMMA(1/[.B43]))*[.A12]^(-1 * (ABS([.E58]-[.E43])/[.A43])^[.B43])" office:value-type="float" office:value="2.60341797098163" calcext:value-type="float">
            <text:p>2.603417971</text:p>
          </table:table-cell>
          <table:table-cell table:style-name="ce4" table:formula="of:=((2/([.G58]))^[.D58]+MAX(LOG([.J58];[.G58]); 0))/(2^[.D58]/[.K58])" office:value-type="float" office:value="0.160960181257122" calcext:value-type="float">
            <text:p>0.1609601813</text:p>
          </table:table-cell>
          <table:table-cell table:style-name="ce8" table:formula="of:=[.J58]*[.L58]" office:value-type="float" office:value="2469.35749532616" calcext:value-type="float">
            <text:p>2469.357495326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'''/n'' can be made to depend on k by saying average size of a rule is much less than p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igher k means less division because a larger proportion of rules are larger according to a subbotin distribu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pproximating p-factor for varying k values using subbotin distribu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ing subbotin for n_eff for phase i, r_eff for phase ii, and p-factor for phase ii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rough dense utilization is made a function of k using a subbotin approximation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ince the more pruning for rules using k-completeness, the less resolution we have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and the more likely that we use more result base intervals</text:p>
          </table:table-cell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effective num. interesting item-sets for various values of r not using subbot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’ / n_eff</text:p>
          </table:table-cell>
          <table:table-cell office:value-type="string" calcext:value-type="string">
            <text:p>n’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(((2 / [.A73]) ^ (LOG([.C55]+1)/LOG(2)) + LOG([.C55]+1; [.A73]))/ [.C55])" office:value-type="float" office:value="2.68897131271965" calcext:value-type="float">
            <text:p>2.6889713127</text:p>
          </table:table-cell>
          <table:table-cell table:formula="of:=[.B73]*[.C55]*[.D16]*[.E16]" office:value-type="float" office:value="29.807797812867" calcext:value-type="float">
            <text:p>29.8077978129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(((2 / [.A74]) ^ (LOG([.C55]+1)/LOG(2)) + LOG([.C55]+1; [.A74]))/ [.C55])" office:value-type="float" office:value="0.672947511329721" calcext:value-type="float">
            <text:p>0.6729475113</text:p>
          </table:table-cell>
          <table:table-cell table:formula="of:=[.B74]*[.C55]*[.D16]*[.E16]" office:value-type="float" office:value="7.45976101028033" calcext:value-type="float">
            <text:p>7.4597610103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(((2 / [.A75]) ^ (LOG([.C55]+1)/LOG(2)) + LOG([.C55]+1; [.A75]))/ [.C55])" office:value-type="float" office:value="0.420454358092433" calcext:value-type="float">
            <text:p>0.4204543581</text:p>
          </table:table-cell>
          <table:table-cell table:formula="of:=[.B75]*[.C55]*[.D16]*[.E16]" office:value-type="float" office:value="4.66082268571405" calcext:value-type="float">
            <text:p>4.660822685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(2 / [.A76]) ^ (LOG([.C55]+1)/LOG(2)) + LOG([.C55]+1; [.A76]))/ [.C55])" office:value-type="float" office:value="0.336938988165587" calcext:value-type="float">
            <text:p>0.3369389882</text:p>
          </table:table-cell>
          <table:table-cell table:formula="of:=[.B76]*[.C55]*[.D16]*[.E16]" office:value-type="float" office:value="3.73503770270938" calcext:value-type="float">
            <text:p>3.735037702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(2 / [.A77]) ^ (LOG([.C55]+1)/LOG(2)) + LOG([.C55]+1; [.A77]))/ [.C55])" office:value-type="float" office:value="0.183370582475858" calcext:value-type="float">
            <text:p>0.1833705825</text:p>
          </table:table-cell>
          <table:table-cell table:formula="of:=[.B77]*[.C55]*[.D16]*[.E16]" office:value-type="float" office:value="2.03270046854453" calcext:value-type="float">
            <text:p>2.0327004685</text:p>
          </table:table-cell>
          <table:table-cell table:number-columns-repeated="11"/>
        </table:table-row>
        <table:table-row table:style-name="ro1" table:number-rows-repeated="11">
          <table:table-cell table:number-columns-repeated="14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8"/>
        </table:table-row>
        <table:table-row table:style-name="ro1" table:number-rows-repeated="9">
          <table:table-cell table:number-columns-repeated="14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table:style-name="ce4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0"/>
          <table:table-cell table:style-name="ce4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0"/>
          <table:table-cell table:style-name="ce4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4"/>
          <table:table-cell table:number-columns-repeated="3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number-columns-repeated="13"/>
          <table:table-cell table:style-name="ce9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03:56:57.592545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9:01:33.839419859</meta:creation-date>
    <dc:date>2016-10-14T04:00:44.524050493</dc:date>
    <meta:editing-duration>P9DT1H31M33S</meta:editing-duration>
    <meta:editing-cycles>2496</meta:editing-cycles>
    <meta:generator>LibreOffice/5.1.4.2$Linux_X86_64 LibreOffice_project/10m0$Build-2</meta:generator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08cm" svg:y="0.316cm" chart:style-name="ch2">
          <text:p>ratio of interesting item-sets over item-sets for various values of r</text:p>
        </chart:title>
        <chart:legend chart:legend-position="end" svg:x="13.148cm" svg:y="4.201cm" style:legend-expansion="high" chart:style-name="ch3"/>
        <chart:plot-area chart:style-name="ch4" table:cell-range-address="Sheet1.A72:Sheet1.B77" chart:data-source-has-labels="column" svg:x="1.331cm" svg:y="1.275cm" svg:width="11.497cm" svg:height="6.564cm">
          <chartooo:coordinate-region svg:x="2.058cm" svg:y="1.474cm" svg:width="10.53cm" svg:height="5.718cm"/>
          <chart:axis chart:dimension="x" chart:name="primary-x" chart:style-name="ch5">
            <chart:title svg:x="6.969cm" svg:y="8.019cm" chart:style-name="ch6">
              <text:p>r</text:p>
            </chart:title>
          </chart:axis>
          <chart:axis chart:dimension="y" chart:name="primary-y" chart:style-name="ch7">
            <chart:title svg:x="0.451cm" svg:y="4.932cm" chart:style-name="ch8">
              <text:p>ratio</text:p>
            </chart:title>
            <chart:grid chart:style-name="ch9" chart:class="major"/>
          </chart:axis>
          <chart:series chart:style-name="ch10" chart:values-cell-range-address="Sheet1.B73:Sheet1.B77" chart:label-cell-address="Sheet1.A72:Sheet1.B72" chart:class="chart:scatter">
            <chart:domain table:cell-range-address="Sheet1.A73:Sheet1.A7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Column A</text:p>
                <draw:g>
                  <svg:desc/>
                </draw:g>
              </table:table-cell>
              <table:table-cell office:value-type="float" office:value="1.1">
                <text:p>1.1</text:p>
                <draw:g>
                  <svg:desc>Sheet1.A73:Sheet1.A77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 n’ / n_eff</text:p>
                <text:list>
                  <text:list-item>
                    <text:p>r</text:p>
                  </text:list-item>
                  <text:list-item>
                    <text:p>n’ / n_eff</text:p>
                  </text:list-item>
                </text:list>
                <draw:g>
                  <svg:desc>Sheet1.A72:Sheet1.B72</svg:desc>
                </draw:g>
              </table:table-cell>
              <table:table-cell office:value-type="float" office:value="2.68897131271965">
                <text:p>2.68897131271965</text:p>
                <draw:g>
                  <svg:desc>Sheet1.B73:Sheet1.B77</svg:desc>
                </draw:g>
              </table:table-cell>
              <table:table-cell office:value-type="float" office:value="0.672947511329721">
                <text:p>0.672947511329721</text:p>
              </table:table-cell>
              <table:table-cell office:value-type="float" office:value="0.420454358092433">
                <text:p>0.420454358092433</text:p>
              </table:table-cell>
              <table:table-cell office:value-type="float" office:value="0.336938988165587">
                <text:p>0.336938988165587</text:p>
              </table:table-cell>
              <table:table-cell office:value-type="float" office:value="0.183370582475858">
                <text:p>0.183370582475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